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cm" draw:fill-color="#00b4ff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7cm" draw:fill-color="#000000"/>
    </style:style>
    <style:style style:name="gr4" style:family="graphic" style:parent-style-name="standard">
      <style:graphic-properties draw:stroke="none" svg:stroke-width="0.07cm" draw:fill-color="#ffffff"/>
    </style:style>
    <style:style style:name="gr5" style:family="graphic" style:parent-style-name="standard">
      <style:graphic-properties draw:stroke="none" svg:stroke-width="0.04cm" draw:fill-color="#005a80"/>
    </style:style>
    <style:style style:name="gr6" style:family="graphic" style:parent-style-name="standard">
      <style:graphic-properties svg:stroke-width="0.028cm" svg:stroke-color="#000000" draw:fill="none" draw:fill-color="#ffffff" fo:padding-top="-0.036cm" fo:padding-bottom="-0.036cm" fo:padding-left="-0.036cm" fo:padding-right="-0.036cm"/>
    </style:style>
    <style:style style:name="gr7" style:family="graphic" style:parent-style-name="standard">
      <style:graphic-properties svg:stroke-width="0.017cm" svg:stroke-color="#000000" draw:fill="none" draw:fill-color="#ffffff" fo:padding-top="-0.041cm" fo:padding-bottom="-0.041cm" fo:padding-left="-0.041cm" fo:padding-right="-0.041cm"/>
    </style:style>
    <style:style style:name="gr8" style:family="graphic" style:parent-style-name="standard">
      <style:graphic-properties draw:stroke="none" svg:stroke-width="0.04cm" draw:fill-color="#009cd4"/>
    </style:style>
    <style:style style:name="gr9" style:family="graphic" style:parent-style-name="standard">
      <style:graphic-properties draw:stroke="none" svg:stroke-width="0.1cm" draw:fill-color="#ffffff"/>
    </style:style>
    <style:style style:name="gr10" style:family="graphic" style:parent-style-name="standard">
      <style:graphic-properties svg:stroke-width="0.1cm" svg:stroke-color="#ffffff" draw:fill="none" draw:fill-color="#ffffff"/>
    </style:style>
    <style:style style:name="gr11" style:family="graphic" style:parent-style-name="standard">
      <style:graphic-properties draw:stroke="none" svg:stroke-width="0.1cm" draw:fill-color="#e4405c"/>
    </style:style>
  </office:automatic-styles>
  <office:body>
    <office:drawing>
      <draw:page draw:name="page1" draw:style-name="dp1" draw:master-page-name="Default">
        <draw:g>
          <draw:glue-point draw:id="4" svg:x="-1.981cm" svg:y="-5cm"/>
          <draw:glue-point draw:id="5" svg:x="5cm" svg:y="-5cm"/>
          <draw:glue-point draw:id="6" svg:x="1.509cm" svg:y="-5cm"/>
          <draw:glue-point draw:id="7" svg:x="-5cm" svg:y="5cm"/>
          <draw:glue-point draw:id="8" svg:x="2.505cm" svg:y="5cm"/>
          <draw:glue-point draw:id="9" svg:x="-1.247cm" svg:y="5cm"/>
          <draw:glue-point draw:id="10" svg:x="-5cm" svg:y="0cm"/>
          <draw:glue-point draw:id="11" svg:x="-5cm" svg:y="2.5cm"/>
          <draw:glue-point draw:id="12" svg:x="5cm" svg:y="-0.56cm"/>
          <draw:glue-point draw:id="13" svg:x="5cm" svg:y="-2.78cm"/>
          <draw:glue-point draw:id="14" svg:x="0cm" svg:y="0cm"/>
          <draw:polygon draw:style-name="gr1" draw:layer="layout" svg:width="4.112cm" svg:height="1cm" svg:x="0cm" svg:y="0cm" svg:viewBox="0 0 4113 1001" draw:points="0,1001 1241,0 4113,0 3086,1001">
            <text:p/>
          </draw:polygon>
          <draw:polygon draw:style-name="gr2" draw:layer="layout" svg:width="4.112cm" svg:height="1cm" svg:x="0cm" svg:y="0cm" svg:viewBox="0 0 4113 1001" draw:points="0,1001 1241,0 4113,0 3086,1001">
            <text:p/>
          </draw:polygon>
          <draw:polygon draw:style-name="gr3" draw:layer="layout" svg:width="1.095cm" svg:height="0.224cm" svg:x="2.043cm" svg:y="0.448cm" svg:viewBox="0 0 1096 225" draw:points="776,77 854,0 1096,103 673,225 768,103 0,103 34,77">
            <text:p/>
          </draw:polygon>
          <draw:polygon draw:style-name="gr3" draw:layer="layout" svg:width="1.129cm" svg:height="0.233cm" svg:x="1.233cm" svg:y="0.155cm" svg:viewBox="0 0 1130 234" draw:points="1130,112 1104,138 319,138 207,234 0,130 465,0 345,112">
            <text:p/>
          </draw:polygon>
          <draw:polygon draw:style-name="gr3" draw:layer="layout" svg:width="1.138cm" svg:height="0.224cm" svg:x="0.793cm" svg:y="0.586cm" svg:viewBox="0 0 1139 225" draw:points="1139,112 1113,138 327,138 207,225 0,129 474,0 362,112">
            <text:p/>
          </draw:polygon>
          <draw:polygon draw:style-name="gr3" draw:layer="layout" svg:width="1.095cm" svg:height="0.224cm" svg:x="2.483cm" svg:y="0.086cm" svg:viewBox="0 0 1096 225" draw:points="776,77 854,0 1096,103 673,225 768,103 0,103 25,77">
            <text:p/>
          </draw:polygon>
          <draw:polygon draw:style-name="gr4" draw:layer="layout" svg:width="1.086cm" svg:height="0.207cm" svg:x="2.026cm" svg:y="0.474cm" svg:viewBox="0 0 1087 208" draw:points="802,78 871,0 1087,86 664,208 767,104 0,104 25,78">
            <text:p/>
          </draw:polygon>
          <draw:polygon draw:style-name="gr4" draw:layer="layout" svg:width="1.078cm" svg:height="0.207cm" svg:x="1.259cm" svg:y="0.19cm" svg:viewBox="0 0 1079 208" draw:points="1079,104 1053,130 284,130 207,208 0,112 414,0 310,104">
            <text:p/>
          </draw:polygon>
          <draw:polygon draw:style-name="gr5" draw:layer="layout" svg:width="1.026cm" svg:height="2cm" svg:x="3.086cm" svg:y="0cm" svg:viewBox="0 0 1027 2001" draw:points="0,2001 1027,888 1027,0 0,1000">
            <text:p/>
          </draw:polygon>
          <draw:polygon draw:style-name="gr2" draw:layer="layout" svg:width="1.026cm" svg:height="2cm" svg:x="3.086cm" svg:y="0cm" svg:viewBox="0 0 1027 2001" draw:points="0,2001 1027,888 1027,0 0,1000">
            <text:p/>
          </draw:polygon>
          <draw:polygon draw:style-name="gr4" draw:layer="layout" svg:width="1.086cm" svg:height="0.207cm" svg:x="0.819cm" svg:y="0.621cm" svg:viewBox="0 0 1087 208" draw:points="1087,104 1052,130 284,130 207,208 0,121 422,0 310,104">
            <text:p/>
          </draw:polygon>
          <draw:polygon draw:style-name="gr4" draw:layer="layout" svg:width="1.078cm" svg:height="0.207cm" svg:x="2.466cm" svg:y="0.112cm" svg:viewBox="0 0 1079 208" draw:points="794,78 871,0 1079,86 664,208 768,104 0,104 25,78">
            <text:p/>
          </draw:polygon>
          <draw:line draw:style-name="gr6" draw:layer="layout" svg:x1="3.217cm" svg:y1="0.216cm" svg:x2="3.121cm" svg:y2="0.312cm">
            <text:p/>
          </draw:line>
          <draw:line draw:style-name="gr7" draw:layer="layout" svg:x1="2.751cm" svg:y1="0.603cm" svg:x2="2.698cm" svg:y2="0.664cm">
            <text:p/>
          </draw:line>
          <draw:line draw:style-name="gr7" draw:layer="layout" svg:x1="2.061cm" svg:y1="0.543cm" svg:x2="2.034cm" svg:y2="0.57cm">
            <text:p/>
          </draw:line>
          <draw:line draw:style-name="gr6" draw:layer="layout" svg:x1="2.51cm" svg:y1="0.172cm" svg:x2="2.466cm" svg:y2="0.207cm">
            <text:p/>
          </draw:line>
          <draw:polygon draw:style-name="gr8" draw:layer="layout" svg:width="3.086cm" svg:height="1cm" svg:x="0cm" svg:y="1cm" svg:viewBox="0 0 3087 1001" draw:points="3087,1001 3087,0 0,0 0,1001">
            <text:p/>
          </draw:polygon>
          <draw:polygon draw:style-name="gr2" draw:layer="layout" svg:width="3.086cm" svg:height="1cm" svg:x="0cm" svg:y="1cm" svg:viewBox="0 0 3087 1001" draw:points="3087,1001 3087,0 0,0 0,1001">
            <text:p/>
          </draw:polygon>
          <draw:polygon draw:style-name="gr9" draw:layer="layout" svg:width="0.095cm" svg:height="0.276cm" svg:x="0.759cm" svg:y="1.103cm" svg:viewBox="0 0 96 277" draw:points="61,277 61,69 96,69 52,0 0,69 34,69 34,277">
            <text:p/>
          </draw:polygon>
          <draw:polygon draw:style-name="gr9" draw:layer="layout" svg:width="0.207cm" svg:height="0.207cm" svg:x="0.517cm" svg:y="1.224cm" svg:viewBox="0 0 208 208" draw:points="208,182 60,43 86,17 0,0 17,86 43,60 182,208">
            <text:p/>
          </draw:polygon>
          <draw:polygon draw:style-name="gr9" draw:layer="layout" svg:width="0.276cm" svg:height="0.095cm" svg:x="0.397cm" svg:y="1.466cm" svg:viewBox="0 0 277 96" draw:points="277,34 69,34 69,0 0,52 69,96 69,61 277,61">
            <text:p/>
          </draw:polygon>
          <draw:polygon draw:style-name="gr9" draw:layer="layout" svg:width="0.207cm" svg:height="0.198cm" svg:x="0.517cm" svg:y="1.603cm" svg:viewBox="0 0 208 199" draw:points="182,0 43,138 17,112 0,199 86,181 60,164 208,17">
            <text:p/>
          </draw:polygon>
          <draw:polygon draw:style-name="gr9" draw:layer="layout" svg:width="0.095cm" svg:height="0.276cm" svg:x="0.759cm" svg:y="1.655cm" svg:viewBox="0 0 96 277" draw:points="34,0 34,199 0,199 52,277 96,199 61,199 61,0">
            <text:p/>
          </draw:polygon>
          <draw:polygon draw:style-name="gr9" draw:layer="layout" svg:width="0.207cm" svg:height="0.207cm" svg:x="0.888cm" svg:y="1.224cm" svg:viewBox="0 0 208 208" draw:points="26,208 173,60 190,86 208,0 121,17 147,43 0,182">
            <text:p/>
          </draw:polygon>
          <draw:polygon draw:style-name="gr9" draw:layer="layout" svg:width="0.207cm" svg:height="0.198cm" svg:x="0.914cm" svg:y="1.603cm" svg:viewBox="0 0 208 199" draw:points="0,17 138,164 112,181 208,199 182,112 164,138 17,0">
            <text:p/>
          </draw:polygon>
          <draw:line draw:style-name="gr10" draw:layer="layout" svg:x1="0.922cm" svg:y1="1.517cm" svg:x2="2.242cm" svg:y2="1.517cm">
            <text:p/>
          </draw:line>
          <draw:polygon draw:style-name="gr9" draw:layer="layout" svg:width="0.069cm" svg:height="0.19cm" svg:x="2.302cm" svg:y="1.603cm" svg:viewBox="0 0 70 191" draw:points="26,0 26,138 0,138 35,191 70,138 52,138 52,0">
            <text:p/>
          </draw:polygon>
          <draw:polygon draw:style-name="gr9" draw:layer="layout" svg:width="0.147cm" svg:height="0.147cm" svg:x="2.397cm" svg:y="1.569cm" svg:viewBox="0 0 148 148" draw:points="0,17 104,113 87,130 148,148 139,78 121,95 17,0">
            <text:p/>
          </draw:polygon>
          <draw:polygon draw:style-name="gr9" draw:layer="layout" svg:width="0.198cm" svg:height="0.069cm" svg:x="2.431cm" svg:y="1.474cm" svg:viewBox="0 0 199 70" draw:points="0,43 147,43 147,70 199,35 147,0 147,26 0,26">
            <text:p/>
          </draw:polygon>
          <draw:polygon draw:style-name="gr9" draw:layer="layout" svg:width="0.147cm" svg:height="0.147cm" svg:x="2.397cm" svg:y="1.302cm" svg:viewBox="0 0 148 148" draw:points="17,148 121,43 139,60 148,0 87,17 104,34 0,130">
            <text:p/>
          </draw:polygon>
          <draw:polygon draw:style-name="gr9" draw:layer="layout" svg:width="0.069cm" svg:height="0.198cm" svg:x="2.302cm" svg:y="1.216cm" svg:viewBox="0 0 70 199" draw:points="52,199 52,60 70,60 35,0 0,60 26,60 26,199">
            <text:p/>
          </draw:polygon>
          <draw:polygon draw:style-name="gr9" draw:layer="layout" svg:width="0.138cm" svg:height="0.147cm" svg:x="2.138cm" svg:y="1.569cm" svg:viewBox="0 0 139 148" draw:points="121,0 26,95 8,78 0,148 60,130 43,113 139,17">
            <text:p/>
          </draw:polygon>
          <draw:polygon draw:style-name="gr9" draw:layer="layout" svg:width="0.147cm" svg:height="0.147cm" svg:x="2.121cm" svg:y="1.302cm" svg:viewBox="0 0 148 148" draw:points="148,130 43,34 60,17 0,0 17,60 26,43 130,148">
            <text:p/>
          </draw:polygon>
          <draw:path draw:style-name="gr11" draw:layer="layout" svg:width="0.414cm" svg:height="0.414cm" svg:x="0.603cm" svg:y="1.306cm" svg:viewBox="0 0 415 415" svg:d="m328 376c95-70 113-199 52-286-69-94-198-120-293-52-94 61-112 191-52 286 69 95 198 121 293 52z">
            <text:p/>
          </draw:path>
          <draw:path draw:style-name="gr11" draw:layer="layout" svg:width="0.287cm" svg:height="0.287cm" svg:x="2.192cm" svg:y="1.364cm" svg:viewBox="0 0 288 288" svg:d="m57 23c-59 51-76 138-34 207 51 60 138 77 207 34 60-43 77-138 34-207-51-59-138-76-207-3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Layer 2 Remote Switch</dc:title>
    <meta:creation-date>2011-02-07T16:46:43</meta:creation-date>
    <meta:editing-duration>P0D</meta:editing-duration>
    <meta:editing-cycles>1</meta:editing-cycles>
    <meta:document-statistic meta:object-count="36"/>
    <meta:generator>OpenOffice.org/3.3$Linux OpenOffice.org_project/330m20$Build-9567</meta:generator>
  </office:meta>
</office:document-meta>
</file>